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6141" officeooo:paragraph-rsid="00156141"/>
    </style:style>
    <style:style style:name="P2" style:family="paragraph" style:parent-style-name="Text_20_body">
      <style:text-properties officeooo:paragraph-rsid="00156141"/>
    </style:style>
    <style:style style:name="P3" style:family="paragraph" style:parent-style-name="Text_20_body">
      <style:text-properties officeooo:rsid="001675ca" officeooo:paragraph-rsid="001675ca"/>
    </style:style>
    <style:style style:name="P4" style:family="paragraph" style:parent-style-name="Heading_20_2">
      <style:text-properties officeooo:paragraph-rsid="00156141"/>
    </style:style>
    <style:style style:name="T1" style:family="text">
      <style:text-properties officeooo:rsid="00156141"/>
    </style:style>
    <style:style style:name="T2" style:family="text">
      <style:text-properties officeooo:rsid="00167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Liste des fonctionnalités</text:span></text:h>
      <text:p text:style-name="P2"/>
      <text:p text:style-name="P1">Inscription</text:p>
      <text:p text:style-name="P3">Désinscription</text:p>
      <text:p text:style-name="P1">Connexion <text:span text:style-name="T2">(avec Facebook/G+)</text:span></text:p>
      <text:p text:style-name="P1">Déconnexion</text:p>
      <text:p text:style-name="P1"><text:span text:style-name="T2">Modifier</text:span> <text:span text:style-name="T2">son</text:span> profil</text:p>
      <text:p text:style-name="P1">Rechercher un ePub libre</text:p>
      <text:p text:style-name="P1">Importer un ePub libre</text:p>
      <text:p text:style-name="P1">Importer un ePub personnel</text:p>
      <text:p text:style-name="P3">Consulter les informations d'un ePub</text:p>
      <text:p text:style-name="P3"><text:tab/>Lancer une lecture</text:p>
      <text:p text:style-name="P3"><text:tab/>Tourner une page</text:p>
      <text:p text:style-name="P3"><text:tab/>Accéder à une page donnée</text:p>
      <text:p text:style-name="P3"><text:tab/>Créer un signet</text:p>
      <text:p text:style-name="P3"><text:tab/>Accéder à un signet</text:p>
      <text:p text:style-name="P3"><text:tab/>Créer une note (Et suivre un lien ?..)</text:p>
      <text:p text:style-name="P3">Evaluer/Commenter un ePub</text:p>
      <text:p text:style-name="P3">Consulter ses proposition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1:55:41.769818230</meta:creation-date>
    <dc:date>2016-04-19T12:24:54.040693651</dc:date>
    <meta:editing-duration>PT16M3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61" meta:character-count="404" meta:non-whitespace-character-count="355"/>
  </office:meta>
</office:document-meta>
</file>